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bfc1f" officeooo:paragraph-rsid="000bfc1f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-12-10 20:10:01,009 - AP configuration: &lt;AP: 192.168.2.51, channel: 52, power: 20&gt; , &lt;AP: 192.168.2.68, channel: 40, power: 45&gt;</text:p>
      <text:p text:style-name="P1">2018-12-10 20:10:01,010 - STA (client) configuration: default demand = 5</text:p>
      <text:p text:style-name="P1"/>
      <text:p text:style-name="P1">2018-12-10 20:10:15,757 - System environnement [New STA]:</text:p>
      <text:p text:style-name="P1">2018-12-10 20:10:15,758 - <text:s/>[STA MAC]: [(Mesure type, Mesure in mbps), ...] // Mesure type = -1 = Theoric value, Mesure type = 1 = reel value</text:p>
      <text:p text:style-name="P1">2018-12-10 20:10:15,759 - <text:s/>[STA MAC]: ['192.168.2.51', '192.168.2.68'] //Number of ap and their order</text:p>
      <text:p text:style-name="P1">2018-12-10 20:10:15,760 - <text:s/>[6c:88:14:f0:dc:14]: [(-1, 65), (-1, 117)] [Try to connect on AP 192.168.2.68]</text:p>
      <text:p text:style-name="P1">2018-12-10 20:10:15,761 - ClientConnectionAccept : Client 6c:88:14:f0:dc:14 connect on ap 192.168.2.68</text:p>
      <text:p text:style-name="P1"/>
      <text:p text:style-name="P1">2018-12-10 20:10:28,577 - System environnement [New STA]:</text:p>
      <text:p text:style-name="P1">2018-12-10 20:10:28,578 - <text:s/>[STA MAC]: [(Mesure type, Mesure in mbps), ...] // Mesure type = -1 = Theoric value, Mesure type = 1 = reel value</text:p>
      <text:p text:style-name="P1">2018-12-10 20:10:28,579 - <text:s/>[STA MAC]: ['192.168.2.51', '192.168.2.68'] //Number of ap and their order</text:p>
      <text:p text:style-name="P1">2018-12-10 20:10:28,580 - <text:s/>[6c:88:14:f0:dc:14]: [(-1, 15.721461538461538), (1, 21.07)] [Connected on AP 192.168.2.68]</text:p>
      <text:p text:style-name="P1">2018-12-10 20:10:28,581 - <text:s/>[28:16:ad:fd:c1:bd]: [(-1, 52), (-1, 52)] [Try to connect on AP 192.168.2.68]</text:p>
      <text:p text:style-name="P1">2018-12-10 20:10:28,582 - ClientConnectionRefuse : Client 28:16:ad:fd:c1:bd refuse on ap 192.168.2.68 but accept on 192.168.2.51</text:p>
      <text:p text:style-name="P1">2018-12-10 20:10:28,749 - ClientConnect: Client 28:16:ad:fd:c1:bd has been connected on AP 192.168.2.51</text:p>
      <text:p text:style-name="P1"/>
      <text:p text:style-name="P1"/>
      <text:p text:style-name="P1">2018-12-10 20:10:39,987 - ClientConnectionRefuse : Client 00:1f:3b:13:76:49 refuse on ap 192.168.2.68 because there is not enough data to take decision</text:p>
      <text:p text:style-name="P1">2018-12-10 20:10:40,690 - System environnement [New STA]:</text:p>
      <text:p text:style-name="P1">2018-12-10 20:10:40,691 - <text:s/>[STA MAC]: [(Mesure type, Mesure in mbps), ...] // Mesure type = -1 = Theoric value, Mesure type = 1 = reel value</text:p>
      <text:p text:style-name="P1">2018-12-10 20:10:40,692 - <text:s/>[STA MAC]: ['192.168.2.51', '192.168.2.68'] //Number of ap and their order</text:p>
      <text:p text:style-name="P1">2018-12-10 20:10:40,693 - <text:s/>[6c:88:14:f0:dc:14]: [(-1, 12.369379844961239), (1, 16.45)] [Connected on AP 192.168.2.68]</text:p>
      <text:p text:style-name="P1">2018-12-10 20:10:40,694 - <text:s/>[28:16:ad:fd:c1:bd]: [(1, 9.96), (-1, 13.280000000000001)] [Connected on AP 192.168.2.51]</text:p>
      <text:p text:style-name="P1">2018-12-10 20:10:40,695 - <text:s/>[00:1f:3b:13:76:49]: [(-1, 39), (-1, 52)] [Try to connect on AP 192.168.2.51]</text:p>
      <text:p text:style-name="P1">2018-12-10 20:10:40,697 - ClientConnectionRefuse : Client 00:1f:3b:13:76:49 refuse on ap 192.168.2.51 but accept on 192.168.2.68</text:p>
      <text:p text:style-name="P1">2018-12-10 20:10:42,907 - ClientConnect: Client 00:1f:3b:13:76:49 has been connected on AP 192.168.2.68</text:p>
      <text:p text:style-name="P1"/>
      <text:p text:style-name="P1">2018-12-10 20:11:01,288 - ClientDicsonnect: Client 00:1f:3b:13:76:49 as been disconnected by AP 192.168.2.68</text:p>
      <text:p text:style-name="P1">2018-12-10 20:11:37,127 - ClientConnectionRefuse : Client 00:1f:3b:13:76:49 refuse on ap 192.168.2.68 because there is not enough data to take decision</text:p>
      <text:p text:style-name="P1"/>
      <text:p text:style-name="P1">2018-12-10 20:11:37,537 - System environnement [New STA]:</text:p>
      <text:p text:style-name="P1">2018-12-10 20:11:37,538 - <text:s/>[STA MAC]: [(Mesure type, Mesure in mbps), ...] // Mesure type = -1 = Theoric value, Mesure type = 1 = reel value</text:p>
      <text:p text:style-name="P1">2018-12-10 20:11:37,539 - <text:s/>[STA MAC]: ['192.168.2.51', '192.168.2.68'] //Number of ap and their order</text:p>
      <text:p text:style-name="P1">2018-12-10 20:11:37,540 - <text:s/>[6c:88:14:f0:dc:14]: [(-1, 0), (1, 29.89)] [Connected on AP 192.168.2.68]</text:p>
      <text:p text:style-name="P1">2018-12-10 20:11:37,541 - <text:s/>[00:1f:3b:13:76:49]: [(-1, 15.457327586206896), (1, 16.45)] [Try to connect on AP 192.168.2.51]</text:p>
      <text:p text:style-name="P1">2018-12-10 20:11:37,542 - <text:s/>[28:16:ad:fd:c1:bd]: [(1, 9.96), (-1, 0)] [Connected on AP 192.168.2.51]</text:p>
      <text:p text:style-name="P1">2018-12-10 20:11:37,544 - ClientConnectionRefuse : Client 00:1f:3b:13:76:49 refuse on ap 192.168.2.51 but accept on 192.168.2.68</text:p>
      <text:p text:style-name="P1">2018-12-10 20:11:39,804 - ClientConnect: Client 00:1f:3b:13:76:49 has been connected on AP 192.168.2.68</text:p>
      <text:p text:style-name="P1">2018-12-10 20:12:28,776 - ClientDicsonnect: Client 28:16:ad:fd:c1:bd as been disconnected by AP 192.168.2.51</text:p>
      <text:p text:style-name="P1">2018-12-10 20:12:28,797 - ClientDicsonnect: Client 00:1f:3b:13:76:49 as been disconnected by AP 192.168.2.68</text:p>
      <text:p text:style-name="P1">2018-12-10 20:12:42,945 - ClientConnectionRefuse : Client 00:1f:3b:13:76:49 refuse on ap 192.168.2.68 because there is not enough data to take decision</text:p>
      <text:p text:style-name="P1"/>
      <text:p text:style-name="P1">2018-12-10 20:12:43,381 - System environnement [New STA]:</text:p>
      <text:p text:style-name="P1">2018-12-10 20:12:43,382 - <text:s/>[STA MAC]: [(Mesure type, Mesure in mbps), ...] // Mesure type = -1 = Theoric value, Mesure type = 1 = reel value</text:p>
      <text:p text:style-name="P1">2018-12-10 20:12:43,383 - <text:s/>[STA MAC]: ['192.168.2.51', '192.168.2.68'] //Number of ap and their order</text:p>
      <text:p text:style-name="P1">2018-12-10 20:12:43,384 - <text:s/>[6c:88:14:f0:dc:14]: [(-1, 0), (1, 29.89)] [Connected on AP 192.168.2.68]</text:p>
      <text:p text:style-name="P1">2018-12-10 20:12:43,385 - <text:s/>[00:1f:3b:13:76:49]: [(-1, 19.654137931034484), (1, 21.11)] [Try to connect on AP 192.168.2.51]</text:p>
      <text:p text:style-name="P1">2018-12-10 20:12:43,386 - <text:s/>[28:16:ad:fd:c1:bd]: [(1, 9.96), (-1, 0)] [Expect]</text:p>
      <text:p text:style-name="P1">2018-12-10 20:12:43,387 - ClientConnectionAccept : Client 00:1f:3b:13:76:49 connect on ap 192.168.2.51</text:p>
      <text:p text:style-name="P1"/>
      <text:p text:style-name="P1">2018-12-10 20:13:03,347 - System environnement [New STA]:</text:p>
      <text:p text:style-name="P1">2018-12-10 20:13:03,348 - <text:s/>[STA MAC]: [(Mesure type, Mesure in mbps), ...] // Mesure type = -1 = Theoric value, Mesure type = 1 = reel value</text:p>
      <text:p text:style-name="P1">2018-12-10 20:13:03,349 - <text:s/>[STA MAC]: ['192.168.2.51', '192.168.2.68'] //Number of ap and their order</text:p>
      <text:p text:style-name="P1">2018-12-10 20:13:03,350 - <text:s/>[6c:88:14:f0:dc:14]: [(-1, 0), (1, 24.71)] [Connected on AP 192.168.2.68]</text:p>
      <text:p text:style-name="P1">2018-12-10 20:13:03,351 - <text:s/>[28:16:ad:fd:c1:bd]: [(1, 9.96), (-1, 14.160000000000002)] [Try to connect on AP 192.168.2.68]</text:p>
      <text:p text:style-name="P1">2018-12-10 20:13:03,352 - <text:s/>[00:1f:3b:13:76:49]: [(1, 21.11), (1, 21.11)] [Connected on AP 192.168.2.51]</text:p>
      <text:p text:style-name="P1">2018-12-10 20:13:03,354 - ClientConnectionAccept : Client 28:16:ad:fd:c1:bd connect on ap 192.168.2.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2:58:38.521444165</meta:creation-date>
    <dc:date>2018-12-15T12:59:52.580388195</dc:date>
    <meta:editing-duration>PT1M14S</meta:editing-duration>
    <meta:editing-cycles>1</meta:editing-cycles>
    <meta:document-statistic meta:table-count="0" meta:image-count="0" meta:object-count="0" meta:page-count="1" meta:paragraph-count="50" meta:word-count="703" meta:character-count="5374" meta:non-whitespace-character-count="4694"/>
    <meta:generator>LibreOffice/5.1.6.2$Linux_x86 LibreOffice_project/10m0$Build-2</meta:generator>
  </office:meta>
</office:document-meta>
</file>